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064b" officeooo:paragraph-rsid="000306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10anos no mercado, e 3meses na NET</text:p>
      <text:p text:style-name="P1"/>
      <text:p text:style-name="P1">Nossa história </text:p>
      <text:p text:style-name="P1"/>
      <text:p text:style-name="P1"/>
      <text:p text:style-name="P1">Nos da wwantenas somos uma empresa composta principalmente de membros da família, cada um especializado numa área, com a escassez de bons profissionais na área resolvemos junta todos, e abrir uma empresa que faça tudo no quesito de antenas, sistemas de segurança, portões eletrônicos, ainda trabalhamos com metal, fabricando portões, toldos, e etc. de ferro para uma maior comodidade tudo que você precisar a wwantenas está disposta a ajudar</text:p>
      <text:p text:style-name="P1"/>
      <text:p text:style-name="P1"/>
      <text:p text:style-name="P1">Somos uma empresa relativamente nova, mais fazemos o melhor para presta um serviço de qualidade para com o nosso cliente com o intuito de gerar a confiança para estabelecer uma relação comercial duradou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4:19:01.931337923</meta:creation-date>
    <dc:date>2020-04-15T14:26:28.227750072</dc:date>
    <meta:editing-duration>PT7M27S</meta:editing-duration>
    <meta:editing-cycles>1</meta:editing-cycles>
    <meta:document-statistic meta:table-count="0" meta:image-count="0" meta:object-count="0" meta:page-count="1" meta:paragraph-count="4" meta:word-count="112" meta:character-count="697" meta:non-whitespace-character-count="588"/>
    <meta:generator>LibreOffice/5.2.7.2$Linux_X86_64 LibreOffice_project/20m0$Build-2</meta:generator>
  </office:meta>
</office:document-meta>
</file>